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list-style-name="L1">
      <style:text-properties fo:font-weight="bold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 style:list-style-name="L2">
      <style:text-properties fo:font-weight="normal" style:font-weight-asian="normal" style:font-weight-complex="normal"/>
    </style:style>
    <style:style style:name="P10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5 miles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9162295756166028419" text:style-name="L1">
        <text:list-item>
          <text:list>
            <text:list-header>
              <text:p text:style-name="P7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166741756420443134" text:style-name="L2">
        <text:list-item>
          <text:list>
            <text:list-header>
              <text:p text:style-name="P9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7022242752107585978" text:style-name="L3">
        <text:list-item>
          <text:list>
            <text:list-header>
              <text:p text:style-name="P10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1"><text:soft-page-break/>Sat. 3/19/16: <text:span text:style-name="T1">6 miles</text:span></text:p>
      <text:p text:style-name="P1">Same course as yesterday only I ran and walked 3+ times around the park.</text:p>
      <text:p text:style-name="P1">The first 2 miles I ran without walking, time 20:00 or 10:00/mi.</text:p>
      <text:p text:style-name="P1">The 2<text:span text:style-name="T3">nd</text:span> 2 miles I walked 0.15 miles at the beginning of each 1/2 mile, tme 20:54 or 10:27/mi.</text:p>
      <text:p text:style-name="P1">The last 2 miles I ran without walking, time 18:13 or 9:07/mi.</text:p>
      <text:p text:style-name="P1">Total: 6 miles in 59:06 or 9:50/mi.</text:p>
      <text:p text:style-name="P1"/>
      <text:p text:style-name="P1">Sun. 3/20/16: <text:span text:style-name="T1">7.5 miles</text:span></text:p>
      <text:p text:style-name="P1">Same course as yesterday only I ran and walked 4 times around the park.</text:p>
      <text:p text:style-name="P1">The first 6.5 miles I walked 0.17 miles at the beginning of each half mile, time 1:14:46 or 11:30/mile.</text:p>
      <text:p text:style-name="P1">The last mile I ran without walking in 9:13.</text:p>
      <text:p text:style-name="P1">Total time for 7.5 miles was 1:23:59 or 11:11/mi</text:p>
      <text:p text:style-name="P1"/>
      <text:p text:style-name="P1">Mon 3/21/16: <text:span text:style-name="T1">2.1 miles</text:span></text:p>
      <text:p text:style-name="P1">The lower left side of my right knee is hurting a little.</text:p>
      <text:p text:style-name="P1">Ran to Brookdale Park, once around the park at back and back at 10:15/mi.</text:p>
      <text:p text:style-name="P1">My knee feels okay.</text:p>
      <text:p text:style-name="P1"/>
      <text:p text:style-name="P1">Tues 3/22/16: <text:span text:style-name="T1">6 miles</text:span></text:p>
      <text:p text:style-name="P1">My knee is better but I will run mostly on outdoor track to protect it.</text:p>
      <text:p text:style-name="P1">I ran ½ mile to Brookdalww Park track, 5 miles on track, and ½ miles back.</text:p>
      <text:p text:style-name="P1">The first two miles I ran without walking. The next 3 miles I walked about a minute at the beginning of each ½ mile. The last mile I ran without walking.</text:p>
      <text:p text:style-name="P1">Time for 6 miles was 1:04:56or 10:49/mi </text:p>
      <text:p text:style-name="P1"/>
      <text:p text:style-name="P2">I will continue to include a good deal of walking in my training because I am now planning a 12 hour run in May. <text:s/>This event will include some walking and I want to practice pacing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3-22T14:55:44.90</dc:date>
    <dc:creator>James Lombardi</dc:creator>
    <meta:editing-duration>PT9H13M18S</meta:editing-duration>
    <meta:editing-cycles>27</meta:editing-cycles>
    <meta:document-statistic meta:table-count="0" meta:image-count="0" meta:object-count="0" meta:page-count="5" meta:paragraph-count="170" meta:word-count="1298" meta:character-count="6520"/>
  </office:meta>
</office:document-meta>
</file>